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jouter des sé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ttre de la tâche</text:p>
          </table:table-cell>
          <table:table-cell office:value-type="string" table:style-name="ce1">
            <text:p>Nom de la tâche</text:p>
          </table:table-cell>
          <table:table-cell office:value-type="string" table:style-name="ce1">
            <text:p>Tâche précédente</text:p>
          </table:table-cell>
          <table:table-cell office:value-type="string" table:style-name="ce1">
            <text:p>Durée de la tâch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Wireframe de la page « AjoutSéries »</text:p>
          </table:table-cell>
          <table:table-cell office:value-type="string" table:style-name="ce2">
            <text:p>-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Style tiles de la page « AjoutSéries »</text:p>
          </table:table-cell>
          <table:table-cell office:value-type="string" table:style-name="ce2">
            <text:p>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onception liaison base de données – Table « AjoutSéries »</text:p>
          </table:table-cell>
          <table:table-cell office:value-type="string" table:style-name="ce2">
            <text:p>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Conception liaison au contrôleur « AjoutSéries »</text:p>
          </table:table-cell>
          <table:table-cell office:value-type="string" table:style-name="ce2">
            <text:p>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Réalisation du front de <text:s/>« AjoutSéries »</text:p>
          </table:table-cell>
          <table:table-cell office:value-type="string" table:style-name="ce2">
            <text:p>A, 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Réalisation du modèle « AjoutSéries »</text:p>
          </table:table-cell>
          <table:table-cell office:value-type="string" table:style-name="ce2">
            <text:p>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Réalisation du contrôleur AjoutSéries</text:p>
          </table:table-cell>
          <table:table-cell office:value-type="string" table:style-name="ce2">
            <text:p>F, D</text:p>
          </table:table-cell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Armand MARECHAL</dc:creator>
    <meta:creation-date>2017-01-04T13:47:34Z</meta:creation-date>
    <dc:date>2017-01-20T14:04:10Z</dc:date>
    <meta:editing-cycles>1</meta:editing-cycles>
    <meta:editing-duration>PT79S</meta:editing-duration>
  </office:meta>
</office:document-meta>
</file>